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9A0000019A5580AA83BEDEB60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rrow_20_Line" style:list-style-name="L1">
      <style:graphic-properties svg:stroke-width="0.106cm" svg:stroke-color="#f10d0c" draw:marker-start-width="0.359cm" draw:marker-end-width="0.359cm" draw:textarea-vertical-align="middle"/>
    </style:style>
    <style:style style:name="gr3" style:family="graphic" style:parent-style-name="Arrow_20_Line" style:list-style-name="L1">
      <style:graphic-properties draw:stroke="solid" svg:stroke-width="0.106cm" svg:stroke-color="#2a6099" draw:marker-start-width="0.358cm" draw:marker-end-width="0.358cm" draw:textarea-vertical-align="middle" draw:line-distance="0.812cm"/>
    </style:style>
    <style:style style:name="gr4" style:family="graphic" style:parent-style-name="standard">
      <style:graphic-properties svg:stroke-width="0.018cm" draw:marker-start-width="0.227cm" draw:marker-end-width="0.227cm" draw:opacity="100%" draw:textarea-horizontal-align="justify" draw:textarea-vertical-align="middle" draw:auto-grow-height="false" fo:min-height="0.832cm" fo:min-width="1.782cm" fo:padding-top="0.134cm" fo:padding-bottom="0.134cm" fo:padding-left="0.259cm" fo:padding-right="0.259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opacity="100%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6.817cm" svg:x="1cm" svg:y="10.561cm">
          <draw:image xlink:href="Pictures/100002010000049A0000019A5580AA83BEDEB60A.png" xlink:type="simple" xlink:show="embed" xlink:actuate="onLoad" loext:mime-type="image/png">
            <text:p/>
          </draw:image>
        </draw:frame>
        <draw:measure draw:style-name="gr2" draw:text-style-name="P2" draw:layer="measurelines" svg:x1="10cm" svg:y1="12.5cm" svg:x2="10cm" svg:y2="17cm">
          <text:p text:style-name="P2"><text:measure text:kind="gap"/>H</text:p>
        </draw:measure>
        <draw:measure draw:style-name="gr3" draw:text-style-name="P2" draw:layer="measurelines" svg:x1="10.8cm" svg:y1="17.1cm" svg:x2="4.9cm" svg:y2="17.1cm">
          <text:p text:style-name="P2">W</text:p>
        </draw:measure>
        <draw:custom-shape draw:style-name="gr4" draw:text-style-name="P3" draw:layer="layout" svg:width="2.3cm" svg:height="1.1cm" draw:transform="rotate (-3.1414181206646) translate (11.9cm 13.5cm)">
          <svg:title>180</svg:title>
          <text:p text:style-name="P1"/>
          <text:p text:style-name="P1"/>
          <text:p text:style-name="P1"/>
          <text:p text:style-name="P1"><text:s text:c="12"/></text:p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5" draw:text-style-name="P4" draw:layer="layout" svg:width="1.9cm" svg:height="1cm" svg:x="11.4cm" svg:y="13.8cm">
          <draw:text-box>
            <text:p>120°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05T17:38:46.168242198</dc:date>
    <meta:editing-duration>PT2M14S</meta:editing-duration>
    <meta:editing-cycles>1</meta:editing-cycles>
    <meta:document-statistic meta:object-count="5"/>
    <meta:generator>LibreOffice/6.2.4.2.0$Linux_X86_64 LibreOffice_project/46e26c821030d384fd2754c867d16e6ec5c81699</meta:generator>
  </office:meta>
</office:document-meta>
</file>